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1f7af" officeooo:paragraph-rsid="0001f7af"/>
    </style:style>
    <style:style style:name="P2" style:family="paragraph" style:parent-style-name="Standard" style:list-style-name="L1">
      <style:text-properties fo:language="pt" fo:country="PT" officeooo:rsid="0001f7af" officeooo:paragraph-rsid="0001f7af"/>
    </style:style>
    <style:style style:name="P3" style:family="paragraph" style:parent-style-name="Standard" style:list-style-name="L2">
      <style:text-properties fo:language="pt" fo:country="PT" officeooo:rsid="0001f7af" officeooo:paragraph-rsid="0001f7af"/>
    </style:style>
    <style:style style:name="P4" style:family="paragraph" style:parent-style-name="Standard">
      <style:text-properties fo:language="pt" fo:country="PT" officeooo:rsid="0003a3c5" officeooo:paragraph-rsid="0003a3c5"/>
    </style:style>
    <style:style style:name="P5" style:family="paragraph" style:parent-style-name="Standard">
      <style:text-properties fo:language="pt" fo:country="PT" officeooo:rsid="00057f91" officeooo:paragraph-rsid="00057f91"/>
    </style:style>
    <style:style style:name="P6" style:family="paragraph" style:parent-style-name="Standard">
      <style:text-properties fo:language="pt" fo:country="PT" officeooo:rsid="000702d5" officeooo:paragraph-rsid="000702d5"/>
    </style:style>
    <style:style style:name="P7" style:family="paragraph" style:parent-style-name="Standard" style:list-style-name="L3">
      <style:text-properties fo:language="pt" fo:country="PT" officeooo:rsid="000702d5" officeooo:paragraph-rsid="000702d5"/>
    </style:style>
    <style:style style:name="P8" style:family="paragraph" style:parent-style-name="Standard">
      <style:text-properties fo:language="pt" fo:country="PT" officeooo:rsid="0008ca07" officeooo:paragraph-rsid="0008ca07"/>
    </style:style>
    <style:style style:name="T1" style:family="text">
      <style:text-properties officeooo:rsid="0008ca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ível de transporte (4): UDP / TCP</text:p>
      <text:p text:style-name="P1"/>
      <text:p text:style-name="P1">UDP → User datagram protocol</text:p>
      <text:list xml:id="list3735789111" text:style-name="L1">
        <text:list-item>
          <text:p text:style-name="P2">Sem conexão</text:p>
        </text:list-item>
        <text:list-item>
          <text:p text:style-name="P2">Não possui controlo de erros nem de fluxo</text:p>
        </text:list-item>
        <text:list-item>
          <text:p text:style-name="P2">Muito usado em Multimédia (voz, vídeo)</text:p>
        </text:list-item>
      </text:list>
      <text:p text:style-name="P1"/>
      <text:p text:style-name="P1">TCP → Transmission Control Protocol</text:p>
      <text:list xml:id="list596668398" text:style-name="L2">
        <text:list-item>
          <text:p text:style-name="P3">Possui uma conexão</text:p>
        </text:list-item>
        <text:list-item>
          <text:p text:style-name="P3">Possui controlo de erros, perdas, duplicados, fluxo e congestão</text:p>
        </text:list-item>
        <text:list-item>
          <text:p text:style-name="P3">É claramente o protocolo mais usado na Internet</text:p>
        </text:list-item>
      </text:list>
      <text:p text:style-name="P1"/>
      <text:p text:style-name="P4">Transport Protocol data unit (segmento)</text:p>
      <text:p text:style-name="P4"/>
      <text:p text:style-name="P4">UDP → Permite multiplexar ligações de transporte sobre uma ligação IP</text:p>
      <text:p text:style-name="P4"/>
      <text:p text:style-name="P5">TCP → Protocolo mais pesado</text:p>
      <text:p text:style-name="P5"/>
      <text:p text:style-name="P6">Cabeçalho TCP</text:p>
      <text:p text:style-name="P6"/>
      <text:list xml:id="list2403072263" text:style-name="L3">
        <text:list-item>
          <text:p text:style-name="P7">Portas de origem e destino</text:p>
        </text:list-item>
        <text:list-item>
          <text:p text:style-name="P7">Cada byte de uma ligação TCP é confirmado individualment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Sequência (32 bits)</text:p>
                            </text:list-item>
                            <text:list-item>
                              <text:p text:style-name="P7">Confirmação (32 b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tab/>……….. <text:span text:style-name="T1">(no mínimo 20 bytes de cabeçalho)</text:span></text:p>
      <text:p text:style-name="P8">Estabelecimento de uma ligação TCP (Three way handshake)</text:p>
      <text:p text:style-name="P8"/>
      <text:p text:style-name="P8">SYN = 1</text:p>
      <text:p text:style-name="P8">SYN = 1 <text:s/>ACK = 1</text:p>
      <text:p text:style-name="P8">ACK = 1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5-14T19:17:10.094000000</dc:date>
    <meta:editing-duration>PT14M31S</meta:editing-duration>
    <meta:editing-cycles>1</meta:editing-cycles>
    <meta:document-statistic meta:table-count="0" meta:image-count="0" meta:object-count="0" meta:page-count="1" meta:paragraph-count="22" meta:word-count="133" meta:character-count="726" meta:non-whitespace-character-count="623"/>
  </office:meta>
</office:document-meta>
</file>